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1" svg:font-family="'Times New Roman'"/>
    <style:font-face style:name="Times New Roman" svg:font-family="'Times New Roman'"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4.01pt"/>
    </style:style>
    <style:style style:name="co3" style:family="table-column">
      <style:table-column-properties fo:break-before="auto" style:column-width="102.64pt"/>
    </style:style>
    <style:style style:name="co4" style:family="table-column">
      <style:table-column-properties fo:break-before="auto" style:column-width="82.6pt"/>
    </style:style>
    <style:style style:name="co5" style:family="table-column">
      <style:table-column-properties fo:break-before="auto" style:column-width="80.25pt"/>
    </style:style>
    <style:style style:name="co6" style:family="table-column">
      <style:table-column-properties fo:break-before="auto" style:column-width="76.39pt"/>
    </style:style>
    <style:style style:name="co7" style:family="table-column">
      <style:table-column-properties fo:break-before="auto" style:column-width="114.24pt"/>
    </style:style>
    <style:style style:name="co8" style:family="table-column">
      <style:table-column-properties fo:break-before="auto" style:column-width="84.1pt"/>
    </style:style>
    <style:style style:name="co9" style:family="table-column">
      <style:table-column-properties fo:break-before="auto" style:column-width="119.65pt"/>
    </style:style>
    <style:style style:name="co10" style:family="table-column">
      <style:table-column-properties fo:break-before="auto" style:column-width="91.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language="es" fo:country="NI" style:font-name-asian="FreeSans" style:language-asian="hi" style:country-asian="IN" style:font-name-complex="DejaVu Sans" style:language-complex="en" style:country-complex="US"/>
    </style:style>
    <style:style style:name="ce2" style:family="table-cell" style:parent-style-name="Default">
      <style:text-properties fo:color="#000000" style:font-name="Liberation Sans1" fo:font-size="10pt" style:font-name-asian="Liberation Sans1" style:font-size-asian="10pt" style:font-name-complex="Liberation Sans1" style:font-size-complex="10pt"/>
    </style:style>
    <style:style style:name="ce3" style:family="table-cell" style:parent-style-name="Default">
      <style:text-properties fo:color="#000000" style:font-name="Liberation Sans" style:font-name-asian="Times New Roman1" style:font-name-complex="Times New Roman1"/>
    </style:style>
    <style:style style:name="ce4" style:family="table-cell" style:parent-style-name="Default">
      <style:text-properties fo:color="#000000" style:font-name="Liberation Sans1" fo:font-size="9pt" style:font-name-asian="Liberation Sans1" style:font-size-asian="9pt" style:font-name-complex="Liberation Sans1" style:font-size-complex="9pt"/>
    </style:style>
    <style:style style:name="ce5" style:family="table-cell" style:parent-style-name="Default">
      <style:text-properties style:font-name="Liberation Sans" fo:font-size="10pt" style:font-size-asian="10pt" style:font-size-complex="10pt"/>
    </style:style>
    <style:style style:name="ce6" style:family="table-cell" style:parent-style-name="Default">
      <style:text-properties fo:color="#000000" style:font-name="Liberation Sans" fo:font-size="10pt" style:font-name-asian="Liberation Sans1" style:font-size-asian="10pt" style:font-name-complex="Liberation Sans1" style:font-size-complex="10pt"/>
    </style:style>
    <style:style style:name="ce7" style:family="table-cell" style:parent-style-name="Default">
      <style:table-cell-properties fo:background-color="transparent"/>
      <style:text-properties fo:color="#000000" style:font-name="Liberation Sans" fo:font-size="10pt" style:font-name-asian="Liberation Sans1" style:font-size-asian="10pt" style:font-name-complex="Liberation Sans1" style:font-size-complex="10pt"/>
    </style:style>
    <style:style style:name="ce8" style:family="table-cell" style:parent-style-name="Default" style:data-style-name="N100">
      <style:text-properties style:font-name="Liberation Sans" fo:font-size="10pt" style:font-size-asian="10pt" style:font-size-complex="10pt"/>
    </style:style>
    <style:style style:name="T1" style:family="text">
      <style:text-properties fo:font-size="10pt" fo:font-weight="normal" style:text-underline-style="none" style:text-underline-color="font-color" fo:text-shadow="none" style:letter-kerning="true" fo:country="none" style:country-asian="none" style:font-name-asian="FreeSans" style:font-size-asian="10pt" style:font-size-complex="10pt" style:font-weight-asian="normal" style:font-weight-complex="normal"/>
    </style:style>
  </office:automatic-styles>
  <office:body>
    <office:spreadsheet>
      <table:table table:name="Department" table:style-name="ta1">
        <table:table-column table:style-name="co1" table:number-columns-repeated="2" table:default-cell-style-name="Default"/>
        <table:table-column table:style-name="co1" table:default-cell-style-name="ce3"/>
        <table:table-column table:style-name="co1" table:number-columns-repeated="4" table:default-cell-style-name="ce2"/>
        <table:table-row table:style-name="ro1">
          <table:table-cell table:style-name="ce1" office:value-type="string" calcext:value-type="string">
            <text:p><text:span text:style-name="T1">country_id</text:span></text:p>
          </table:table-cell>
          <table:table-cell office:value-type="string" calcext:value-type="string">
            <text:p>name</text:p>
          </table:table-cell>
          <table:table-cell table:style-name="Default" office:value-type="string" calcext:value-type="string">
            <text:p>description</text:p>
          </table:table-cell>
          <table:table-cell table:style-name="Default" office:value-type="string" calcext:value-type="string">
            <text:p>location</text:p>
          </table:table-cell>
          <table:table-cell table:style-name="Default" office:value-type="string" calcext:value-type="string">
            <text:p>longitude</text:p>
          </table:table-cell>
          <table:table-cell table:style-name="Default" office:value-type="string" calcext:value-type="string">
            <text:p>latitude</text:p>
          </table:table-cell>
          <table:table-cell table:style-name="Default" office:value-type="string" calcext:value-type="string">
            <text:p>photo</text:p>
          </table:table-cell>
        </table:table-row>
        <table:table-row table:style-name="ro1">
          <table:table-cell office:value-type="float" office:value="1" calcext:value-type="float">
            <text:p>1</text:p>
          </table:table-cell>
          <table:table-cell office:value-type="string" calcext:value-type="string">
            <text:p>Granada</text:p>
          </table:table-cell>
          <table:table-cell office:value-type="string" calcext:value-type="string">
            <text:p>Fundada en 1524 por Francisco Hernández de Córdobas en honor a su natal Granada de España, por su posición geográfica sufrió en el siglo XVII varias incursiones piratas que saqueaban la ciudad. Dichas incursiones se dieron en 1665,1670 y 1685. En 1856 fue incendiada y destruida casi totalmente por los huestes del Filibustero William Walker. Luego de la Guerra nacional se inicio su reconstrucción privando en ella una riquísima arquitectura colonial y neo clásica en sus Iglesias y demás Edificios y plazas.</text:p>
          </table:table-cell>
          <table:table-cell office:value-type="string" calcext:value-type="string">
            <text:p>El departamento de Granada se encuentra ubicado en la región del pacífico de Nicaragua, contiguo a la parte más occidental del Lago de Nicaragua.</text:p>
          </table:table-cell>
          <table:table-cell office:value-type="float" office:value="-85.9597994" calcext:value-type="float">
            <text:p>-85.9597994</text:p>
          </table:table-cell>
          <table:table-cell office:value-type="float" office:value="11.9288493" calcext:value-type="float">
            <text:p>11.9288493</text:p>
          </table:table-cell>
          <table:table-cell office:value-type="string" calcext:value-type="string">
            <text:p>granda.jpg</text:p>
          </table:table-cell>
        </table:table-row>
        <table:table-row table:style-name="ro1">
          <table:table-cell office:value-type="float" office:value="1" calcext:value-type="float">
            <text:p>1</text:p>
          </table:table-cell>
          <table:table-cell table:style-name="ce2" office:value-type="string" calcext:value-type="string">
            <text:p>León</text:p>
          </table:table-cell>
          <table:table-cell office:value-type="string" calcext:value-type="string">
            <text:p>Ubicada a tan solo 93km de la ciudad de Managua capital de Nicaragua, conocida como La ciudad universitaria, encontramos el departamento de León, que en la actualidad cuenta con 10 municipios: Telica, Quezalguaque, La Reynaga, El sauce, Achuapa, Santa Rosa del peñón, El Jicaral, La Paz centro y Nagarote.</text:p>
          </table:table-cell>
          <table:table-cell office:value-type="string" calcext:value-type="string">
            <text:p>Limita al norte con los departamentos de Chinandega y Estelí, al sur con el departamento de Managua y al oeste con el Océano Pacífico.</text:p>
          </table:table-cell>
          <table:table-cell office:value-type="float" office:value="-86.8820788" calcext:value-type="float">
            <text:p>-86.8820788</text:p>
          </table:table-cell>
          <table:table-cell office:value-type="float" office:value="12.4339959" calcext:value-type="float">
            <text:p>12.4339959</text:p>
          </table:table-cell>
          <table:table-cell office:value-type="string" calcext:value-type="string">
            <text:p>leon.jpg</text:p>
          </table:table-cell>
        </table:table-row>
        <table:table-row table:style-name="ro1">
          <table:table-cell office:value-type="float" office:value="1" calcext:value-type="float">
            <text:p>1</text:p>
          </table:table-cell>
          <table:table-cell office:value-type="string" calcext:value-type="string">
            <text:p>Masaya</text:p>
          </table:table-cell>
          <table:table-cell office:value-type="string" calcext:value-type="string">
            <text:p>La céntrica ciudad de Masaya es un destino cultural importante debido a las latentes expresiones folclóricas populares que se originaron y manifiestan allí, como bailes, música, teatro callejero y coloridas procesiones. Además de su bonito centro antiguo, tiene varios atractivos como una antigua fortaleza, un malecón y una gran oferta de restaurantes, hoteles, bares y tiendas artesanales.</text:p>
          </table:table-cell>
          <table:table-cell table:style-name="ce4" office:value-type="string" calcext:value-type="string">
            <text:p>El Departamento de Masaya está ubicado en la Región del Pacífico de Nicaragua, entre los Lagos Xolotlán y Cocibolca, con una privilegiada situación geográfica entre Managua y Granada.</text:p>
          </table:table-cell>
          <table:table-cell office:value-type="float" office:value="-86.0927248" calcext:value-type="float">
            <text:p>-86.0927248</text:p>
          </table:table-cell>
          <table:table-cell office:value-type="float" office:value="11.9750117" calcext:value-type="float">
            <text:p>11.9750117</text:p>
          </table:table-cell>
          <table:table-cell office:value-type="string" calcext:value-type="string">
            <text:p>masaya.jpg</text:p>
          </table:table-cell>
        </table:table-row>
        <table:table-row table:style-name="ro1">
          <table:table-cell office:value-type="float" office:value="1" calcext:value-type="float">
            <text:p>1</text:p>
          </table:table-cell>
          <table:table-cell office:value-type="string" calcext:value-type="string">
            <text:p>Chontales</text:p>
          </table:table-cell>
          <table:table-cell office:value-type="string" calcext:value-type="string">
            <text:p>El ganadero Departamento de Chontales ubicado en la zona central de Nicaragua esta compuesto por los Municipios de Juigalpa (Cabecera Departamental), Comalapa, San Francisco de Cuapa, Santo Domingo, Villa Sandino, Acoyapa, El Coral, La Libertad, San Pedro de Lóvago y Santo Tomás, que se entretejen con paisajes, planicies, mesetas y las elevaciones escarpadas de La Serranía de Amerrisque y La Cordillera Chontaleña.</text:p>
          </table:table-cell>
          <table:table-cell table:style-name="ce4" office:value-type="string" calcext:value-type="string">
            <text:p><text:s/>El departamento Chontales está en la parte central de la republica de Nicaragua. Extendiéndose a la costa oriental del lago de Nicaragua y cubre una área de 6,481.27 km² y tiene una población de 182,000 (2005). Chontales está entre las coordenadas geográficas de 12˚05 N y 85˚ 24 O. <text:s/>La palabra Chontales significa pueblo de afuera o extranjero. En la región norte del departamento tiene lagos y volcanes.</text:p>
          </table:table-cell>
          <table:table-cell office:value-type="float" office:value="-85.1066031" calcext:value-type="float">
            <text:p>-85.1066031</text:p>
          </table:table-cell>
          <table:table-cell office:value-type="float" office:value="12.1302373" calcext:value-type="float">
            <text:p>12.1302373</text:p>
          </table:table-cell>
          <table:table-cell office:value-type="string" calcext:value-type="string">
            <text:p>chontales.jpg</text:p>
          </table:table-cell>
        </table:table-row>
        <table:table-row table:style-name="ro1">
          <table:table-cell office:value-type="float" office:value="1" calcext:value-type="float">
            <text:p>1</text:p>
          </table:table-cell>
          <table:table-cell office:value-type="string" calcext:value-type="string">
            <text:p>Jinotega</text:p>
          </table:table-cell>
          <table:table-cell office:value-type="string" calcext:value-type="string">
            <text:p>Entre valles y elevados cerros, encontramos el pintoresco departamento de Jinotega, uno de los más extensos del país, localizado a tan sólo 140 km de la capital en las montañas del norte de la región central.</text:p>
          </table:table-cell>
          <table:table-cell office:value-type="string" calcext:value-type="string">
            <text:p>Se ubica en la coordenadas geográficas de 13˚06 N y 86˚00 O. <text:s/>Jinotega está rodeado el en noroeste por los departamentos de Madriz y Nueva Segovia y por Honduras, en el sudeste por el territorio de el cabo y por los departamentos de Matagalpa y Zelaya, el territorio del departamento de Jinotega es montañoso, con algunas de los cordilleras más altas de Nicaragua.</text:p>
          </table:table-cell>
          <table:table-cell office:value-type="float" office:value="-85.9993031" calcext:value-type="float">
            <text:p>-85.9993031</text:p>
          </table:table-cell>
          <table:table-cell office:value-type="float" office:value="13.0898375" calcext:value-type="float">
            <text:p>13.0898375</text:p>
          </table:table-cell>
          <table:table-cell office:value-type="string" calcext:value-type="string">
            <text:p>jinotega.jpg</text:p>
          </table:table-cell>
        </table:table-row>
        <table:table-row table:style-name="ro1">
          <table:table-cell office:value-type="float" office:value="1" calcext:value-type="float">
            <text:p>1</text:p>
          </table:table-cell>
          <table:table-cell office:value-type="string" calcext:value-type="string">
            <text:p>Nueva Segovia</text:p>
          </table:table-cell>
          <table:table-cell office:value-type="string" calcext:value-type="string">
            <text:p>El fronterizo departamento de Nueva Segovia limítrofe con Honduras con sus tejidos territorios de frondosos pinos abundancia de potencia hídrico y gran cantidad de fuentes termales, montañas boscosas, haciendas cafetaleras, cascadas impresionantes, casas de campo, viñedos, artesanías, crianzas de caballos y territorio por excelencia de la gesta heroica del General de Hombres Libres espera a miles de turistas para conocer “La Ruta de Sandino”.</text:p>
          </table:table-cell>
          <table:table-cell office:value-type="string" calcext:value-type="string">
            <text:p>Nueva Segovia es un departamento de la República de Nicaragua cuya cabecera departamental es la ciudad de Ocotal localizada a 226 kilómetros de Managua, cerca del puesto aduanero y migratorio de "Las Manos" en la frontera con Honduras.</text:p>
          </table:table-cell>
          <table:table-cell office:value-type="float" office:value="-86.2568131" calcext:value-type="float">
            <text:p>-86.2568131</text:p>
          </table:table-cell>
          <table:table-cell office:value-type="float" office:value="13.7651974" calcext:value-type="float">
            <text:p>13.7651974</text:p>
          </table:table-cell>
          <table:table-cell office:value-type="string" calcext:value-type="string">
            <text:p>nueva_segovia.jpg</text:p>
          </table:table-cell>
        </table:table-row>
      </table:table>
      <table:table table:name="City" table:style-name="ta1">
        <table:table-column table:style-name="co10" table:default-cell-style-name="ce5"/>
        <table:table-column table:style-name="co1" table:default-cell-style-name="ce5"/>
        <table:table-column table:style-name="co1" table:default-cell-style-name="ce6"/>
        <table:table-column table:style-name="co1" table:default-cell-style-name="ce5"/>
        <table:table-column table:style-name="co1" table:number-columns-repeated="2" table:default-cell-style-name="ce8"/>
        <table:table-column table:style-name="co1" table:default-cell-style-name="ce6"/>
        <table:table-row table:style-name="ro1">
          <table:table-cell table:style-name="Default" office:value-type="string" calcext:value-type="string">
            <text:p>department_id</text:p>
          </table:table-cell>
          <table:table-cell table:style-name="Default" office:value-type="string" calcext:value-type="string">
            <text:p>name</text:p>
          </table:table-cell>
          <table:table-cell table:style-name="Default" office:value-type="string" calcext:value-type="string">
            <text:p>description</text:p>
          </table:table-cell>
          <table:table-cell table:style-name="Default" office:value-type="string" calcext:value-type="string">
            <text:p>location</text:p>
          </table:table-cell>
          <table:table-cell table:style-name="Default" office:value-type="string" calcext:value-type="string">
            <text:p>longitude</text:p>
          </table:table-cell>
          <table:table-cell table:style-name="Default" office:value-type="string" calcext:value-type="string">
            <text:p>latitude</text:p>
          </table:table-cell>
          <table:table-cell table:style-name="Default" office:value-type="string" calcext:value-type="string">
            <text:p>photo</text:p>
          </table:table-cell>
        </table:table-row>
        <table:table-row table:style-name="ro1">
          <table:table-cell office:value-type="float" office:value="1" calcext:value-type="float">
            <text:p>1</text:p>
          </table:table-cell>
          <table:table-cell table:style-name="ce6" office:value-type="string" calcext:value-type="string">
            <text:p>Nandaime</text:p>
          </table:table-cell>
          <table:table-cell office:value-type="string" calcext:value-type="string">
            <text:p>Destino histórico, tierra del General José Dolores Estrada, se llamó “Nandaiyme” situado frente a la Isla zapatera. El desarrollo urbano de estilo español, con su templo católico formal y sólido, edificios de igual estructura, fue destruida por una erupción del Volcán Mombacho. Fray Alonso Ponce, afirma que ésta erupción tuvo lugar entre los años 1524 y 1544 aunque el cronista Juan López de Velasco fija esta fecha en el año 1570.</text:p>
          </table:table-cell>
          <table:table-cell table:style-name="ce6" office:value-type="string" calcext:value-type="string">
            <text:p>El término municipal limita al norte con los municipios de Granada, Diriá y Diriomo, al sur con los municipios de Belén, Potosí y Buenos Aires, al este con el Lago Cocibolca o Lago de Nicaragua y al oeste con los municipios de Santa Teresa y La Paz de Oriente. La cabecera municipal está ubicada a 67 km de la ciudad de Managua.</text:p>
          </table:table-cell>
          <table:table-cell table:style-name="ce6" office:value-type="float" office:value="-86.0524641" calcext:value-type="float">
            <text:p>-86.0524641</text:p>
          </table:table-cell>
          <table:table-cell table:style-name="ce6" office:value-type="float" office:value="11.7583728" calcext:value-type="float">
            <text:p>11.7583728</text:p>
          </table:table-cell>
          <table:table-cell office:value-type="string" calcext:value-type="string">
            <text:p>nandaime.jpg</text:p>
          </table:table-cell>
        </table:table-row>
        <table:table-row table:style-name="ro1">
          <table:table-cell office:value-type="float" office:value="1" calcext:value-type="float">
            <text:p>1</text:p>
          </table:table-cell>
          <table:table-cell table:style-name="ce6" office:value-type="string" calcext:value-type="string">
            <text:p>Diría</text:p>
          </table:table-cell>
          <table:table-cell office:value-type="string" calcext:value-type="string">
            <text:p>Pertenece a los pueblos Mangue o Chorotegas tiene su origen en las primeras migraciones de México, en las faldas del Cerrito La Flor, pueblo mágico lleno de leyendas. Turísticamente puede visitar La Iglesia San Pedro, el baile de la Yegüita, el baile de Los Negros de San Pedro durante sus fiestas patronales los hechiceros o curanderos y la mítica Laguna de Apoyo.</text:p>
          </table:table-cell>
          <table:table-cell table:style-name="ce6" office:value-type="string" calcext:value-type="string">
            <text:p>El término municipal limita al norte con el municipio de San Juan de Oriente y la Laguna de Apoyo, al sur con el municipio de Nandaime, al este con los municipios de Diriomo y Granada y al oeste con los municipios de Niquinohomo y La Paz de Oriente.3 La cabecera municipal está ubicada a 64 km de la ciudad de Managua.</text:p>
          </table:table-cell>
          <table:table-cell table:style-name="ce6" office:value-type="float" office:value="-86.052711" calcext:value-type="float">
            <text:p>-86.052711</text:p>
          </table:table-cell>
          <table:table-cell table:style-name="ce6" office:value-type="float" office:value="11.8866062" calcext:value-type="float">
            <text:p>11.8866062</text:p>
          </table:table-cell>
          <table:table-cell office:value-type="string" calcext:value-type="string">
            <text:p>diria.jpg</text:p>
          </table:table-cell>
        </table:table-row>
        <table:table-row table:style-name="ro1">
          <table:table-cell office:value-type="float" office:value="1" calcext:value-type="float">
            <text:p>1</text:p>
          </table:table-cell>
          <table:table-cell table:style-name="ce6" office:value-type="string" calcext:value-type="string">
            <text:p>Diriomo</text:p>
          </table:table-cell>
          <table:table-cell office:value-type="string" calcext:value-type="string">
            <text:p>48 kms de Managua, contiguo a las faldas del Volcán Mombacho, pueblo apacible y misterioso, llenos de curanderos y hacendosas mujeres que preparan la famosa chicha bruja. La mayor celebración religiosa es a la virgen de Candelaria en el mes de Febrero.</text:p>
          </table:table-cell>
          <table:table-cell/>
          <table:table-cell table:style-name="ce6" office:value-type="float" office:value="-86.0473251" calcext:value-type="float">
            <text:p>-86.0473251</text:p>
          </table:table-cell>
          <table:table-cell table:style-name="ce6" office:value-type="float" office:value="11.8759604" calcext:value-type="float">
            <text:p>11.8759604</text:p>
          </table:table-cell>
          <table:table-cell office:value-type="string" calcext:value-type="string">
            <text:p>diriomo.jpg</text:p>
          </table:table-cell>
        </table:table-row>
        <table:table-row table:style-name="ro1">
          <table:table-cell office:value-type="float" office:value="2" calcext:value-type="float">
            <text:p>2</text:p>
          </table:table-cell>
          <table:table-cell table:style-name="ce7" office:value-type="string" calcext:value-type="string">
            <text:p>Nagarote</text:p>
          </table:table-cell>
          <table:table-cell office:value-type="string" calcext:value-type="string">
            <text:p>Famoso por sus quesillos, Nagarote es la tradicional parada de viajeros que viajan hacia o regresan de León y Chinandega. El municipio posee una antigua iglesia parroquial declarada monumento histórico nacional, un amplio parque central, varias playas (algunas con infraestructura turística), un puerto, un mirador, y la fama de ser uno de los municipios más limpios del país. Sus fiestas religiosas se realizan del 19 al 28 de Julio en honor a Santiago Apóstol.</text:p>
          </table:table-cell>
          <table:table-cell/>
          <table:table-cell table:style-name="ce6" office:value-type="float" office:value="-86.5627394" calcext:value-type="float">
            <text:p>-86.5627394</text:p>
          </table:table-cell>
          <table:table-cell table:style-name="ce6" office:value-type="float" office:value="12.2655495" calcext:value-type="float">
            <text:p>12.2655495</text:p>
          </table:table-cell>
          <table:table-cell office:value-type="string" calcext:value-type="string">
            <text:p>nagarote.jpg</text:p>
          </table:table-cell>
        </table:table-row>
        <table:table-row table:style-name="ro1">
          <table:table-cell office:value-type="float" office:value="2" calcext:value-type="float">
            <text:p>2</text:p>
          </table:table-cell>
          <table:table-cell office:value-type="string" calcext:value-type="string">
            <text:p>Quezalguaque</text:p>
          </table:table-cell>
          <table:table-cell office:value-type="string" calcext:value-type="string">
            <text:p>El municipio de Quezalguaque, ubicado a 17 kilómetros de la ciudad de León, cuenta con una organización urbanística colonial. En su casco urbano se encuentra una plaza central, en la que también se ubica la alcaldía municipal y una antigua iglesia. La población del muncipio se dedica principalmente al cultivo de granos básicos. Sus fiestas patronales se realizan en honor a la Virgen de Remedios, el 18 de Febrero.</text:p>
          </table:table-cell>
          <table:table-cell/>
          <table:table-cell table:style-name="ce6" office:value-type="float" office:value="-86.9041515" calcext:value-type="float">
            <text:p>-86.9041515</text:p>
          </table:table-cell>
          <table:table-cell table:style-name="ce6" office:value-type="float" office:value="12.5077061" calcext:value-type="float">
            <text:p>12.5077061</text:p>
          </table:table-cell>
          <table:table-cell office:value-type="string" calcext:value-type="string">
            <text:p>quezalguaque.jpg</text:p>
          </table:table-cell>
        </table:table-row>
        <table:table-row table:style-name="ro1">
          <table:table-cell office:value-type="float" office:value="2" calcext:value-type="float">
            <text:p>2</text:p>
          </table:table-cell>
          <table:table-cell office:value-type="string" calcext:value-type="string">
            <text:p>Telica</text:p>
          </table:table-cell>
          <table:table-cell office:value-type="string" calcext:value-type="string">
            <text:p>El municipio de Telica es el lugar de nacimiento de Miguel Larreynaga, prócer de la independencia de Nicaragua. En su territorio se encuentran varias áreas protegidas, dos volcanes, un río del mismo nombre y un sistema montañoso que forma parte de la Cordillera de Los Maribios. Su casco urbano, de calles adoquinadas, casas de adobe y techos de teja, contiene un arborizado parque con una pequeña iglesia colonial. Los habitantes de su zona rural se dedican principalmente a la agricultura y ganadería.</text:p>
          </table:table-cell>
          <table:table-cell/>
          <table:table-cell table:style-name="ce6" office:value-type="float" office:value="-86.8628025" calcext:value-type="float">
            <text:p>-86.8628025</text:p>
          </table:table-cell>
          <table:table-cell table:style-name="ce6" office:value-type="float" office:value="12.5215107" calcext:value-type="float">
            <text:p>12.5215107</text:p>
          </table:table-cell>
          <table:table-cell office:value-type="string" calcext:value-type="string">
            <text:p>telica.jpg</text:p>
          </table:table-cell>
        </table:table-row>
        <table:table-row table:style-name="ro1">
          <table:table-cell office:value-type="float" office:value="3" calcext:value-type="float">
            <text:p>3</text:p>
          </table:table-cell>
          <table:table-cell office:value-type="string" calcext:value-type="string">
            <text:p>Catarina</text:p>
          </table:table-cell>
          <table:table-cell office:value-type="string" calcext:value-type="string">
            <text:p>Su centro urbano es la simpática ciudad de Catarina, adornada por los múltiples viveros de plantas y coronada por su atractivo mirador. En la ciudad hay también tiendas artesanales, y está la Villa de las Artesanías que reune diversas tiendas a la entrada del casco urbano. Otro gran atractivo del municipio son los bosques en las laderas y costas en la laguna de la Reserva Natural Laguna de Apoyo. La cultura también destaca con sus multitudinarias, pintorescas y alegres procesiones durante las Fiestas de San Silvestre.</text:p>
          </table:table-cell>
          <table:table-cell/>
          <table:table-cell office:value-type="string" calcext:value-type="string">
            <text:p>-86.076014</text:p>
          </table:table-cell>
          <table:table-cell office:value-type="string" calcext:value-type="string">
            <text:p>11.9126945</text:p>
          </table:table-cell>
          <table:table-cell office:value-type="string" calcext:value-type="string">
            <text:p>catarina.jpg</text:p>
          </table:table-cell>
        </table:table-row>
        <table:table-row table:style-name="ro1">
          <table:table-cell office:value-type="float" office:value="3" calcext:value-type="float">
            <text:p>3</text:p>
          </table:table-cell>
          <table:table-cell office:value-type="string" calcext:value-type="string">
            <text:p>La Concepcion</text:p>
          </table:table-cell>
          <table:table-cell office:value-type="string" calcext:value-type="string">
            <text:p>Dos cascos urbanos vecinos y un entorno predominantemente rural conforman este municipio de clima fresco conocido como “La Concha”, cuyo territorio conforman mutitudes de lomas y algunos pequeños valles. La Concepción y el vecino San Juan de La Concepción son los pequeños centros citadinos. Las fiestas locales más grandes se realizan del 8 al 18 de Febrero en honor a la morena Virgen de Montserrat. Un punto interesante compartido con otros municipios es la loma El Ventarrón, desde donde hay bellas panorámicas hacia el Parque Nacional Volcán Masaya.</text:p>
          </table:table-cell>
          <table:table-cell/>
          <table:table-cell office:value-type="string" calcext:value-type="string">
            <text:p>-86.190437</text:p>
          </table:table-cell>
          <table:table-cell office:value-type="string" calcext:value-type="string">
            <text:p>11.9406906</text:p>
          </table:table-cell>
          <table:table-cell office:value-type="string" calcext:value-type="string">
            <text:p>la_concepcion.jpg</text:p>
          </table:table-cell>
        </table:table-row>
        <table:table-row table:style-name="ro1">
          <table:table-cell office:value-type="float" office:value="3" calcext:value-type="float">
            <text:p>3</text:p>
          </table:table-cell>
          <table:table-cell office:value-type="string" calcext:value-type="string">
            <text:p>Niquinohomo</text:p>
          </table:table-cell>
          <table:table-cell office:value-type="string" calcext:value-type="string">
            <text:p>El centro de este municipio es la ciudad de Niquinohomo. Dentro de ella y sobre la carretera hay varios restaurantes y comiderías. El parque central arbolado es muy tranquilo, y está flaqueado por la antigua y atractiva Parroquia de Santa Ana. Las fiestas a la patrona, Santa Ana, se realizan el 25 y 26 de Julio, y además de las procesiones y fiestas populares hay presencia de bailes tradicionales. El municipio es también reconocido por ser la cuna del héroe nacional Agusto C. Sandino.</text:p>
          </table:table-cell>
          <table:table-cell/>
          <table:table-cell office:value-type="string" calcext:value-type="string">
            <text:p>-86.0970995</text:p>
          </table:table-cell>
          <table:table-cell office:value-type="string" calcext:value-type="string">
            <text:p>11.9031965</text:p>
          </table:table-cell>
          <table:table-cell office:value-type="string" calcext:value-type="string">
            <text:p>niquinohomo.jpg</text:p>
          </table:table-cell>
        </table:table-row>
        <table:table-row table:style-name="ro1">
          <table:table-cell office:value-type="float" office:value="4" calcext:value-type="float">
            <text:p>4</text:p>
          </table:table-cell>
          <table:table-cell office:value-type="string" calcext:value-type="string">
            <text:p>Juigalpa</text:p>
          </table:table-cell>
          <table:table-cell office:value-type="string" calcext:value-type="string">
            <text:p>Juigalpa según los estudiosos Squier y Tomas Belt aducen que su nombre es de origen Azteca, traducido como “Gran Ciudad”. Según el Lingüista Ing. Alfonso Valle afirma que es un vocablo mexicano “Juigalpán”, que significa “criadero de caracolitos negros”. Otra versión afirma que el nombre se deriva de voces mexicanas que significa “lugar abundante de jícaros”.</text:p>
          </table:table-cell>
          <table:table-cell/>
          <table:table-cell office:value-type="string" calcext:value-type="string">
            <text:p>-85.3682756</text:p>
          </table:table-cell>
          <table:table-cell office:value-type="string" calcext:value-type="string">
            <text:p>12.1012628</text:p>
          </table:table-cell>
          <table:table-cell office:value-type="string" calcext:value-type="string">
            <text:p>juigalpa.jpg</text:p>
          </table:table-cell>
        </table:table-row>
        <table:table-row table:style-name="ro1">
          <table:table-cell office:value-type="float" office:value="4" calcext:value-type="float">
            <text:p>4</text:p>
          </table:table-cell>
          <table:table-cell office:value-type="string" calcext:value-type="string">
            <text:p>San Francisco de Cuapa</text:p>
          </table:table-cell>
          <table:table-cell office:value-type="string" calcext:value-type="string">
            <text:p>Cuapa es un popular centro de peregrinación religiosa católica para pedir un milagro a la Virgen Maria, hoy se le conoce bajo la advocación de La Virgen de Cuapa. Dicha Virgen hizo su primera aparición, en el año 1980, al campesino Bernardo Martinez, es común según los creyentes Marianos ver la danza del sol y los milagros de sanación y conversión entre los romeros. El 8 de Mayo se celebra la aparición celestial.</text:p>
          </table:table-cell>
          <table:table-cell/>
          <table:table-cell office:value-type="string" calcext:value-type="string">
            <text:p>-85.3823064</text:p>
          </table:table-cell>
          <table:table-cell office:value-type="string" calcext:value-type="string">
            <text:p>12.2661006</text:p>
          </table:table-cell>
          <table:table-cell office:value-type="string" calcext:value-type="string">
            <text:p>san_francisco_de_cuapa.jpg</text:p>
          </table:table-cell>
        </table:table-row>
        <table:table-row table:style-name="ro1">
          <table:table-cell office:value-type="float" office:value="4" calcext:value-type="float">
            <text:p>4</text:p>
          </table:table-cell>
          <table:table-cell office:value-type="string" calcext:value-type="string">
            <text:p>Santo Domingo</text:p>
          </table:table-cell>
          <table:table-cell office:value-type="string" calcext:value-type="string">
            <text:p>Fundado en 1872 por mineros indígenas y mestizos, provenientes de Nueva Segovia que le denominaron el Asentamiento el Mineral de Santo Domingo localizado al oriente de “El Pital” y en las inmediaciones del Río Artiguas, se destacan las montañas de: El Espejo, Banadí, El Escándalo, Las Nubes, La Chispa, Sierra de La Libertad, Cerro Chato, La Laguna, El Consuelo y La Flor. Fue elevada a ciudad el 17 de octubre del año 1951. Es de tradición minera y ganadera.</text:p>
          </table:table-cell>
          <table:table-cell/>
          <table:table-cell office:value-type="string" calcext:value-type="string">
            <text:p>-85.0805282</text:p>
          </table:table-cell>
          <table:table-cell office:value-type="string" calcext:value-type="string">
            <text:p>12.2646957</text:p>
          </table:table-cell>
          <table:table-cell office:value-type="string" calcext:value-type="string">
            <text:p>santo_domingo.jpg</text:p>
          </table:table-cell>
        </table:table-row>
        <table:table-row table:style-name="ro1">
          <table:table-cell office:value-type="float" office:value="5" calcext:value-type="float">
            <text:p>5</text:p>
          </table:table-cell>
          <table:table-cell office:value-type="string" calcext:value-type="string">
            <text:p>San Rafael del Norte</text:p>
          </table:table-cell>
          <table:table-cell office:value-type="string" calcext:value-type="string">
            <text:p>Este montañoso municipio de clima fresco tiene su centro en la pequeña ciudad de San Rafael del Norte, que tiene como atractivos su iglesia de antigua fachada, el centro de retiro Tepeyac y un bonito museo sobre el héroe nacional Augusto C. Sandino, quien tuviera en la zona su centro de operaciones. Hay varios ríos con atractivas pozas en la zona, y están también la Finca Turística Kilimajaro y la Reserva Natural El Jaguar.</text:p>
          </table:table-cell>
          <table:table-cell/>
          <table:table-cell office:value-type="string" calcext:value-type="string">
            <text:p>-86.1124706</text:p>
          </table:table-cell>
          <table:table-cell office:value-type="string" calcext:value-type="string">
            <text:p>13.210842</text:p>
          </table:table-cell>
          <table:table-cell office:value-type="string" calcext:value-type="string">
            <text:p>san_rafael.jpg</text:p>
          </table:table-cell>
        </table:table-row>
        <table:table-row table:style-name="ro1">
          <table:table-cell office:value-type="float" office:value="5" calcext:value-type="float">
            <text:p>5</text:p>
          </table:table-cell>
          <table:table-cell office:value-type="string" calcext:value-type="string">
            <text:p>San Sebastian de Yali</text:p>
          </table:table-cell>
          <table:table-cell office:value-type="string" calcext:value-type="string">
            <text:p>Este municipio recibe su nombre de su pueblo cabecera, San Sebastián de Yalí. Ambos son también conocidos como simplemente “Yalí”. Rodeado de montañas, el casco urbano tiene un bonito parque central, un estadio deportivo municipal y una cercana cascada. En su territorio hay varios ríos y cerros que se pueden visitar. Un atractivo importante es la Reserva Natural Volcán Yalí. Tiene varias fiestas populares, y sus patronales son a mediados de Enero, en honor a San Sebastián.</text:p>
          </table:table-cell>
          <table:table-cell/>
          <table:table-cell office:value-type="string" calcext:value-type="string">
            <text:p>-86.1839676</text:p>
          </table:table-cell>
          <table:table-cell office:value-type="string" calcext:value-type="string">
            <text:p>13.3039093</text:p>
          </table:table-cell>
          <table:table-cell office:value-type="string" calcext:value-type="string">
            <text:p>san_sebastian_de_yali.jpg</text:p>
          </table:table-cell>
        </table:table-row>
        <table:table-row table:style-name="ro1">
          <table:table-cell office:value-type="float" office:value="5" calcext:value-type="float">
            <text:p>5</text:p>
          </table:table-cell>
          <table:table-cell office:value-type="string" calcext:value-type="string">
            <text:p>La Concordia</text:p>
          </table:table-cell>
          <table:table-cell office:value-type="string" calcext:value-type="string">
            <text:p>Ubicado en terreno más bajo que sus vecinos montañosos del departamento, este municipio tiene temperaturas menos frías que otras ciudades cercanas. Su centro es el pueblo de La Concordia, que posee un bonito parque central con canchas deportivas y resulta ser la cuna del héroe nacional Benjamín Zeledón. Tiene un espacioso estadio municipal de béisbol. Cerca del casco urbano hay una simpática cascada y unas cuevas. Sus fiestas son el 11 de Febrero, por la Virgen de Lourdes.</text:p>
          </table:table-cell>
          <table:table-cell/>
          <table:table-cell office:value-type="string" calcext:value-type="string">
            <text:p>-86.168046</text:p>
          </table:table-cell>
          <table:table-cell office:value-type="string" calcext:value-type="string">
            <text:p>13.1961617</text:p>
          </table:table-cell>
          <table:table-cell office:value-type="string" calcext:value-type="string">
            <text:p>la_concordia.jpg</text:p>
          </table:table-cell>
        </table:table-row>
        <table:table-row table:style-name="ro1">
          <table:table-cell office:value-type="float" office:value="6" calcext:value-type="float">
            <text:p>6</text:p>
          </table:table-cell>
          <table:table-cell office:value-type="string" calcext:value-type="string">
            <text:p>Ocotal</text:p>
          </table:table-cell>
          <table:table-cell office:value-type="string" calcext:value-type="string">
            <text:p>Ocotal debe su nombre a la existencia en la zona de abundantes pinos de ocote (Pinus oocarpa).</text:p>
          </table:table-cell>
          <table:table-cell/>
          <table:table-cell office:value-type="string" calcext:value-type="string">
            <text:p>-86.483565</text:p>
          </table:table-cell>
          <table:table-cell office:value-type="string" calcext:value-type="string">
            <text:p>13.6340727</text:p>
          </table:table-cell>
          <table:table-cell office:value-type="string" calcext:value-type="string">
            <text:p>ocotal.jpg</text:p>
          </table:table-cell>
        </table:table-row>
        <table:table-row table:style-name="ro1">
          <table:table-cell office:value-type="float" office:value="6" calcext:value-type="float">
            <text:p>6</text:p>
          </table:table-cell>
          <table:table-cell office:value-type="string" calcext:value-type="string">
            <text:p>Jalapa</text:p>
          </table:table-cell>
          <table:table-cell office:value-type="string" calcext:value-type="string">
            <text:p>Jalapa es una ciudad y un municipio ubicado al norte del departamento de Nueva Segovia en la República de Nicaragua. constituye un extenso valle a lo largo de la parte central y sus costados lo bordean elevaciones que van de los 600 hasta los 1.500 metros sobre el nivel del mar que forman parte de la Cordillera de Dipilto y Jalapa.</text:p>
          </table:table-cell>
          <table:table-cell/>
          <table:table-cell office:value-type="string" calcext:value-type="string">
            <text:p>-86.1246137</text:p>
          </table:table-cell>
          <table:table-cell office:value-type="string" calcext:value-type="string">
            <text:p>13.9206731</text:p>
          </table:table-cell>
          <table:table-cell office:value-type="string" calcext:value-type="string">
            <text:p>jalapa.jpg</text:p>
          </table:table-cell>
        </table:table-row>
        <table:table-row table:style-name="ro1">
          <table:table-cell office:value-type="float" office:value="6" calcext:value-type="float">
            <text:p>6</text:p>
          </table:table-cell>
          <table:table-cell office:value-type="string" calcext:value-type="string">
            <text:p>Dipilto</text:p>
          </table:table-cell>
          <table:table-cell office:value-type="string" calcext:value-type="string">
            <text:p>En el corazón del macizo segoviano se encuentra Dipilto, un municipio que se caracteriza por sus pinares, montañas, cafetales y su gente de gran laboriosidad y religiosidad. El municipio está inmerso en los bosques de la cordillera Dipilto-Jalapa, una área protegida que se extiende al confine entre Honduras y Nicaragua y encierra algunas de las más relevantes cimas de Nicaragua, como el cerro Mogotón (2107 metros), la cumbre más alta del país. Dipilto se fue poblando en el pasado por la presencia de minas de oro que hoy quedan como vestigios históricos. Ahora el cultivo del café de montaña se ha convertido en la actividad predominante, en la cual los productores locales han alcanzando altos niveles de calidad internacionalmente reconocida, mereciendo en dos ocasiones el premio Taza de la Excelencia. Para integrar la caficultura se han introducido también diversas actividades paralelas como la producción de flores, cítricos y musáceas, la elaboración de artesanías de acícula de pino y más recientemente el turismo. Todo esto se puede apreciar en el recorrido del Cerro La Coquimba, donde se ubicaban las antiguas minas y desde cuya cumbre se aprecia un panorama completo del municipio. A la par de la gran laboriosidad, su población vive una profunda religiosidad que se manifiesta en el culto de la Virgen de la Piedra, una sagrada imagen sobre una roca a la orilla del río Dipilto, que es considerada milagrosa y es objeto de peregrinaciones mensuales por parte de feligreses y promesantes.</text:p>
          </table:table-cell>
          <table:table-cell table:style-name="ce6" office:value-type="string" calcext:value-type="string">
            <text:p>Al norte con la República de Honduras, al sur con el municipio de Ocotal, al este con el municipio de Mozonte y al oeste con el municipio de Macuelizo.</text:p>
          </table:table-cell>
          <table:table-cell office:value-type="string" calcext:value-type="string">
            <text:p>-86.5092832</text:p>
          </table:table-cell>
          <table:table-cell office:value-type="string" calcext:value-type="string">
            <text:p>13.7222448</text:p>
          </table:table-cell>
          <table:table-cell office:value-type="string" calcext:value-type="string">
            <text:p>dipilto.jpg</text:p>
          </table:table-cell>
        </table:table-row>
      </table:table>
      <table:table table:name="SpecificLocation" table:style-name="ta1">
        <table:table-column table:style-name="co1" table:number-columns-repeated="8" table:default-cell-style-name="Default"/>
        <table:table-row table:style-name="ro1">
          <table:table-cell office:value-type="string" calcext:value-type="string">
            <text:p>city_id</text:p>
          </table:table-cell>
          <table:table-cell office:value-type="string" calcext:value-type="string">
            <text:p>area_type_id</text:p>
          </table:table-cell>
          <table:table-cell office:value-type="string" calcext:value-type="string">
            <text:p>name</text:p>
          </table:table-cell>
          <table:table-cell office:value-type="string" calcext:value-type="string">
            <text:p>description</text:p>
          </table:table-cell>
          <table:table-cell office:value-type="string" calcext:value-type="string">
            <text:p>location</text:p>
          </table:table-cell>
          <table:table-cell office:value-type="string" calcext:value-type="string">
            <text:p>longitude</text:p>
          </table:table-cell>
          <table:table-cell office:value-type="string" calcext:value-type="string">
            <text:p>latitude</text:p>
          </table:table-cell>
          <table:table-cell office:value-type="string" calcext:value-type="string">
            <text:p>photo</text:p>
          </table:table-cell>
        </table:table-row>
      </table:table>
      <table:table table:name="TouristSite" table:style-name="ta1">
        <table:table-column table:style-name="co3" table:default-cell-style-name="Default"/>
        <table:table-column table:style-name="co1" table:number-columns-repeated="8" table:default-cell-style-name="Default"/>
        <table:table-row table:style-name="ro1">
          <table:table-cell office:value-type="string" calcext:value-type="string">
            <text:p>specific_location_id</text:p>
          </table:table-cell>
          <table:table-cell office:value-type="string" calcext:value-type="string">
            <text:p>name</text:p>
          </table:table-cell>
          <table:table-cell office:value-type="string" calcext:value-type="string">
            <text:p>description</text:p>
          </table:table-cell>
          <table:table-cell office:value-type="string" calcext:value-type="string">
            <text:p>address</text:p>
          </table:table-cell>
          <table:table-cell office:value-type="string" calcext:value-type="string">
            <text:p>contact</text:p>
          </table:table-cell>
          <table:table-cell office:value-type="string" calcext:value-type="string">
            <text:p>owner</text:p>
          </table:table-cell>
          <table:table-cell office:value-type="string" calcext:value-type="string">
            <text:p>longitude</text:p>
          </table:table-cell>
          <table:table-cell office:value-type="string" calcext:value-type="string">
            <text:p>latitude</text:p>
          </table:table-cell>
          <table:table-cell office:value-type="string" calcext:value-type="string">
            <text:p>photo</text:p>
          </table:table-cell>
        </table:table-row>
      </table:table>
      <table:table table:name="Service" table:style-name="ta1">
        <table:table-column table:style-name="co4" table:default-cell-style-name="Default"/>
        <table:table-column table:style-name="co1" table:number-columns-repeated="3" table:default-cell-style-name="Default"/>
        <table:table-row table:style-name="ro1">
          <table:table-cell office:value-type="string" calcext:value-type="string">
            <text:p>tourist_site_id</text:p>
          </table:table-cell>
          <table:table-cell office:value-type="string" calcext:value-type="string">
            <text:p>name</text:p>
          </table:table-cell>
          <table:table-cell office:value-type="string" calcext:value-type="string">
            <text:p>description</text:p>
          </table:table-cell>
          <table:table-cell office:value-type="string" calcext:value-type="string">
            <text:p>photo</text:p>
          </table:table-cell>
        </table:table-row>
      </table:table>
      <table:table table:name="ServiceTypeService" table:style-name="ta1">
        <table:table-column table:style-name="co5" table:default-cell-style-name="Default"/>
        <table:table-column table:style-name="co1" table:default-cell-style-name="Default"/>
        <table:table-row table:style-name="ro1">
          <table:table-cell office:value-type="string" calcext:value-type="string">
            <text:p>service_type_id</text:p>
          </table:table-cell>
          <table:table-cell office:value-type="string" calcext:value-type="string">
            <text:p>service_id</text:p>
          </table:table-cell>
        </table:table-row>
      </table:table>
      <table:table table:name="TouristSiteCategory" table:style-name="ta1">
        <table:table-column table:style-name="co6" table:default-cell-style-name="Default"/>
        <table:table-column table:style-name="co1" table:default-cell-style-name="Default"/>
        <table:table-row table:style-name="ro1">
          <table:table-cell office:value-type="string" calcext:value-type="string">
            <text:p>tourist_site_id</text:p>
          </table:table-cell>
          <table:table-cell office:value-type="string" calcext:value-type="string">
            <text:p>category_id</text:p>
          </table:table-cell>
        </table:table-row>
      </table:table>
      <table:table table:name="TouristSiteExternalResource" table:style-name="ta1">
        <table:table-column table:style-name="co4" table:default-cell-style-name="Default"/>
        <table:table-column table:style-name="co7" table:default-cell-style-name="Default"/>
        <table:table-row table:style-name="ro1">
          <table:table-cell office:value-type="string" calcext:value-type="string">
            <text:p>tourist_site_id</text:p>
          </table:table-cell>
          <table:table-cell office:value-type="string" calcext:value-type="string">
            <text:p>external_resource_id</text:p>
          </table:table-cell>
        </table:table-row>
      </table:table>
      <table:table table:name="TouristSiteAppService" table:style-name="ta1">
        <table:table-column table:style-name="co8" table:default-cell-style-name="Default"/>
        <table:table-column table:style-name="co9" table:default-cell-style-name="Default"/>
        <table:table-row table:style-name="ro1">
          <table:table-cell office:value-type="string" calcext:value-type="string">
            <text:p>tourist_site_id</text:p>
          </table:table-cell>
          <table:table-cell office:value-type="string" calcext:value-type="string">
            <text:p>app_service_i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Times New Roman1" svg:font-family="'Times New Roman'"/>
    <style:font-face style:name="Times New Roman" svg:font-family="'Times New Roman'"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3">00/00/0000</text:date>, <text:time style:data-style-name="N2" text:time-value="22:07:27.2243528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23:11:25.599394529</meta:creation-date>
    <dc:date>2015-08-13T22:47:22.089176401</dc:date>
    <meta:editing-duration>PT1H3M37S</meta:editing-duration>
    <meta:editing-cycles>20</meta:editing-cycles>
    <meta:generator>LibreOffice/4.4.2.2$Linux_X86_64 LibreOffice_project/40m0$Build-2</meta:generator>
    <meta:document-statistic meta:table-count="9" meta:cell-count="196" meta:object-count="0"/>
  </office:meta>
</office:document-meta>
</file>